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officeooo:paragraph-rsid="0015b2b4"/>
    </style:style>
    <style:style style:name="P3" style:family="paragraph" style:parent-style-name="Standard">
      <style:paragraph-properties fo:line-height="200%" fo:text-align="center" style:justify-single-word="false"/>
      <style:text-properties officeooo:paragraph-rsid="0025bfdd"/>
    </style:style>
    <style:style style:name="P4"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5" style:family="paragraph" style:parent-style-name="Heading_20_1">
      <style:paragraph-properties fo:margin-top="0in" fo:margin-bottom="0in" loext:contextual-spacing="false" fo:line-height="200%" fo:text-align="center" style:justify-single-word="false"/>
      <style:text-properties officeooo:paragraph-rsid="0025bfdd"/>
    </style:style>
    <style:style style:name="P6" style:family="paragraph" style:parent-style-name="Text_20_body">
      <style:paragraph-properties fo:margin-top="0in" fo:margin-bottom="0in" loext:contextual-spacing="false" fo:line-height="200%" fo:text-align="center" style:justify-single-word="false"/>
      <style:text-properties style:font-name="Times New Roman" officeooo:paragraph-rsid="005672a8" style:font-name-complex="Times New Roman1"/>
    </style:style>
    <style:style style:name="P7" style:family="paragraph" style:parent-style-name="Heading_20_1">
      <style:paragraph-properties fo:margin-top="0in" fo:margin-bottom="0in" loext:contextual-spacing="false" fo:line-height="200%" fo:text-align="center" style:justify-single-word="false"/>
      <style:text-properties style:font-name="Times New Roman" officeooo:paragraph-rsid="005672a8" style:font-name-complex="Times New Roman1"/>
    </style:style>
    <style:style style:name="P8" style:family="paragraph" style:parent-style-name="Standard">
      <style:paragraph-properties fo:line-height="200%" fo:text-align="start" style:justify-single-word="false"/>
      <style:text-properties officeooo:paragraph-rsid="00580753"/>
    </style:style>
    <style:style style:name="P9" style:family="paragraph" style:parent-style-name="Standard">
      <style:paragraph-properties fo:line-height="200%" fo:text-align="start" style:justify-single-word="false" fo:break-before="page"/>
      <style:text-properties officeooo:paragraph-rsid="00580753"/>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4265ce" style:font-name-complex="Times New Roman1"/>
    </style:style>
    <style:style style:name="T6" style:family="text">
      <style:text-properties style:font-name="Times New Roman" officeooo:rsid="004ccd95" style:font-name-complex="Times New Roman1"/>
    </style:style>
    <style:style style:name="T7" style:family="text">
      <style:text-properties style:font-name="Times New Roman" fo:font-size="12pt" officeooo:rsid="00580753" style:font-size-asian="12pt" style:font-name-complex="Times New Roman1" style:font-size-complex="12pt"/>
    </style:style>
    <style:style style:name="T8" style:family="text">
      <style:text-properties style:font-name="Times New Roman" fo:font-size="12pt" officeooo:rsid="0058b2a5" style:font-size-asian="12pt" style:font-name-complex="Times New Roman1" style:font-size-complex="12pt"/>
    </style:style>
    <style:style style:name="T9" style:family="text">
      <style:text-properties style:font-name="Times New Roman" fo:font-size="12pt" fo:font-weight="normal" officeooo:rsid="00549fcc" style:font-name-asian="Noto Serif CJK SC"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5672a8" style:font-name-asian="Noto Serif CJK SC" style:font-size-asian="12pt" style:font-weight-asian="normal" style:font-name-complex="Times New Roman1" style:font-size-complex="12pt" style:font-weight-complex="normal"/>
    </style:style>
    <style:style style:name="T11" style:family="text">
      <style:text-properties style:font-name="Times New Roman" fo:font-weight="normal" officeooo:rsid="0025bfdd" style:font-weight-asian="normal" style:font-name-complex="Times New Roman1" style:font-weight-complex="normal"/>
    </style:style>
    <style:style style:name="T12" style:family="text">
      <style:text-properties fo:font-size="12pt" fo:font-weight="normal" officeooo:rsid="001dc639" style:font-size-asian="12pt" style:font-weight-asian="normal" style:font-size-complex="12pt" style:font-weight-complex="normal"/>
    </style:style>
    <style:style style:name="T13" style:family="text">
      <style:text-properties fo:font-size="12pt" fo:font-weight="normal" officeooo:rsid="00549fcc" style:font-name-asian="Noto Serif CJK SC"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5" text:outline-level="1"><text:span text:style-name="T10">6-1 </text:span><text:span text:style-name="T9">Journal</text:span></text:h>
      <text:h text:style-name="P7" text:outline-level="1"><text:span text:style-name="T12">M</text:span><text:span text:style-name="T13">odel Status</text:span></text:h>
      <text:p text:style-name="P6"><text:span text:style-name="T13"/></text:p>
      <text:p text:style-name="P1">Michael Surdek</text:p>
      <text:p text:style-name="P1">Southern New Hampshire University</text:p>
      <text:p text:style-name="P4"><text:span text:style-name="T3">DAT</text:span><text:span text:style-name="T1"> 6</text:span><text:span text:style-name="T4">5</text:span><text:span text:style-name="T2">0</text:span><text:span text:style-name="T1">: </text:span><text:span text:style-name="T4">Advanced Data </text:span><text:span text:style-name="T3">A</text:span><text:span text:style-name="T4">nalytics</text:span></text:p>
      <text:p text:style-name="P3"><text:span text:style-name="T3">Professor </text:span><text:span text:style-name="T4">Letia</text:span><text:span text:style-name="T3"> </text:span><text:span text:style-name="Strong_20_Emphasis"><text:span text:style-name="T11">Sheldon</text:span></text:span></text:p>
      <text:p text:style-name="P2"><text:span text:style-name="T4">Ju</text:span><text:span text:style-name="T5">ly</text:span><text:span text:style-name="T4"> </text:span><text:span text:style-name="T6">17</text:span><text:span text:style-name="T1">, 202</text:span><text:span text:style-name="T4">2</text:span></text:p>
      <text:p text:style-name="P9"><text:span text:style-name="T7"><text:tab/>After completing milestone three, I have developed the framework for a random forest model that can predict whether or not a customer will churn. Prior to this week, I had done some work to analyze and prepare the data and I had built a simple decision tree to test the design and validity of my approach to this binary classification problem. The biggest successes at this point are that the model runs properly on each attempt, the results are relatively consistent when making small changes to the inputs and parameters, and the predictions are an improvement on random guessing without information.</text:span></text:p>
      <text:p text:style-name="P8"><text:span text:style-name="T7"><text:tab/>The results have been appearing similar to what I had expected. Particularly, an ensemble of decision trees is being developed by randomly sampling variables for each split, and together they are voting to make a prediction for each customer. Other forms of output from the model are also lining up to expectations. For example, the variables that seem to be most important to the predictions generally have to do with the customer’s use of the service, the quality of their coverage, and issues such as dropped calls. Interestingly, one of the most important variables is change in minutes of use. This makes intuitive sense as a </text:span><text:span text:style-name="T8">large change in use is certainly a sign that a customer might no longer need the service. Finally, although I was not sure what to expect in terms of accuracy, I think that a 59% accuracy rate is standard for a first pass at this type of problem. This is still definitely something that I hope can improve as I enhance the model throughout this project.</text:span></text:p>
      <text:p text:style-name="P8"><text:span text:style-name="T8"><text:tab/>The main challenges that I am facing with my model so far have to do with the work that needs to be done with the input data prior to training the model. One challenge is that there are many variables that either have minimal predictive value or that are associated with one another. To resolve this, I hope to analyze the variable importance and the relationships within the data so that I can feed fewer inputs into the model which will hopefully lead to a simpler explanation and improved accuracy, especially when evaluating on unseen data. Another challenge is that I believe there is more information to be uncovered based on each customer’s location. There is a variable that has to do with the customer’s area code, but I hope to convert this into a more general location that might reveal </text:span><text:soft-page-break/><text:span text:style-name="T8">specific areas where the quality of coverage is poor. I think that customers in these areas would be more likely to cancel and therefore this information might lead to more accurate predict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7-17T21:18:30.548553768</dc:date>
    <meta:editing-duration>PT3H20M37S</meta:editing-duration>
    <meta:editing-cycles>17</meta:editing-cycles>
    <meta:generator>LibreOffice/6.4.7.2$Linux_X86_64 LibreOffice_project/40$Build-2</meta:generator>
    <meta:document-statistic meta:table-count="0" meta:image-count="0" meta:object-count="0" meta:page-count="3" meta:paragraph-count="10" meta:word-count="467" meta:character-count="2719" meta:non-whitespace-character-count="2259"/>
  </office:meta>
</office:document-meta>
</file>